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egoe UI" svg:font-family="'Segoe UI', system-ui, 'Apple Color Emoji', 'Segoe UI Emoji', sans-serif" style:font-charset="x-symbol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fo:font-style="normal" style:font-style-asian="normal" style:font-style-complex="normal"/>
    </style:style>
    <style:style style:name="P2" style:family="paragraph" style:parent-style-name="Text_20_body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Text_20_body">
      <style:text-properties fo:font-size="12pt" fo:font-style="normal" fo:font-weight="normal" officeooo:rsid="00451bdf" officeooo:paragraph-rsid="00451bdf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Text_20_body">
      <style:text-properties fo:font-size="12pt" fo:font-style="normal" fo:font-weight="normal" officeooo:paragraph-rsid="00451bd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Text_20_body">
      <style:text-properties fo:font-size="12pt" fo:font-style="normal" fo:font-weight="normal" officeooo:rsid="00227b67" officeooo:paragraph-rsid="00451bd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Text_20_body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2pt" fo:font-style="normal" fo:font-weight="bold" fo:background-color="#ffff00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P9" style:family="paragraph" style:parent-style-name="Text_20_body">
      <style:text-properties fo:font-weight="bold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officeooo:rsid="001863b7" officeooo:paragraph-rsid="001b0a92"/>
    </style:style>
    <style:style style:name="P12" style:family="paragraph" style:parent-style-name="Text_20_body">
      <style:text-properties officeooo:rsid="001863b7" officeooo:paragraph-rsid="00430ff6"/>
    </style:style>
    <style:style style:name="P13" style:family="paragraph" style:parent-style-name="Text_20_body">
      <style:text-properties officeooo:rsid="001863b7" officeooo:paragraph-rsid="00438366"/>
    </style:style>
    <style:style style:name="P14" style:family="paragraph" style:parent-style-name="Text_20_body">
      <style:text-properties officeooo:rsid="001863b7" officeooo:paragraph-rsid="00423e5b"/>
    </style:style>
    <style:style style:name="P15" style:family="paragraph" style:parent-style-name="Text_20_body">
      <style:text-properties officeooo:rsid="0019af5f" officeooo:paragraph-rsid="00430ff6"/>
    </style:style>
    <style:style style:name="P16" style:family="paragraph" style:parent-style-name="Text_20_body">
      <style:text-properties officeooo:paragraph-rsid="001b0a92"/>
    </style:style>
    <style:style style:name="P17" style:family="paragraph" style:parent-style-name="Text_20_body">
      <style:text-properties officeooo:rsid="001b0a92" officeooo:paragraph-rsid="001b0a92"/>
    </style:style>
    <style:style style:name="P18" style:family="paragraph" style:parent-style-name="Text_20_body">
      <style:text-properties officeooo:rsid="001b0a92" officeooo:paragraph-rsid="00423e5b"/>
    </style:style>
    <style:style style:name="P19" style:family="paragraph" style:parent-style-name="Text_20_body">
      <style:text-properties officeooo:rsid="001b0a92" officeooo:paragraph-rsid="00438366"/>
    </style:style>
    <style:style style:name="P20" style:family="paragraph" style:parent-style-name="Text_20_body">
      <style:text-properties officeooo:paragraph-rsid="00296188"/>
    </style:style>
    <style:style style:name="P21" style:family="paragraph" style:parent-style-name="Text_20_body">
      <style:text-properties officeooo:rsid="002ff04a" officeooo:paragraph-rsid="002ff04a"/>
    </style:style>
    <style:style style:name="P22" style:family="paragraph" style:parent-style-name="Text_20_body">
      <style:text-properties officeooo:paragraph-rsid="002ff04a"/>
    </style:style>
    <style:style style:name="P23" style:family="paragraph" style:parent-style-name="Text_20_body">
      <style:text-properties fo:color="#000000" loext:opacity="100%" style:font-name="Arial" officeooo:paragraph-rsid="002ff04a"/>
    </style:style>
    <style:style style:name="P24" style:family="paragraph" style:parent-style-name="Text_20_body">
      <style:text-properties fo:color="#000000" loext:opacity="100%" style:font-name="Arial" style:text-underline-style="none" fo:font-weight="bold" officeooo:paragraph-rsid="002ff04a" style:font-weight-asian="bold" style:font-weight-complex="bold"/>
    </style:style>
    <style:style style:name="P25" style:family="paragraph" style:parent-style-name="Text_20_body">
      <style:text-properties officeooo:paragraph-rsid="0041fb0d"/>
    </style:style>
    <style:style style:name="P26" style:family="paragraph" style:parent-style-name="Text_20_body">
      <style:text-properties officeooo:paragraph-rsid="00423e5b"/>
    </style:style>
    <style:style style:name="P27" style:family="paragraph" style:parent-style-name="Text_20_body">
      <style:text-properties officeooo:paragraph-rsid="00451bdf"/>
    </style:style>
    <style:style style:name="P28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36e1b" officeooo:paragraph-rsid="002ff04a" style:text-blinking="false" style:font-size-asian="12pt" style:font-size-complex="12pt"/>
    </style:style>
    <style:style style:name="P2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bcbc9" officeooo:paragraph-rsid="00438366" style:text-blinking="false" style:font-size-asian="12pt" style:font-size-complex="12pt"/>
    </style:style>
    <style:style style:name="P30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41fb0d" officeooo:paragraph-rsid="0041fb0d" style:text-blinking="false" style:font-size-asian="12pt" style:font-size-complex="12pt"/>
    </style:style>
    <style:style style:name="P31" style:family="paragraph" style:parent-style-name="Text_20_body">
      <style:text-properties officeooo:rsid="004a5c19" officeooo:paragraph-rsid="00423e5b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227b67" officeooo:paragraph-rsid="00227b67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8" style:family="paragraph" style:parent-style-name="Standard">
      <style:text-properties fo:font-weight="bold" style:font-weight-asian="bold" style:font-weight-complex="bold"/>
    </style:style>
    <style:style style:name="P39" style:family="paragraph" style:parent-style-name="Standard">
      <style:text-properties fo:font-weight="bold" officeooo:rsid="001575b0" officeooo:paragraph-rsid="001575b0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paragraph-rsid="00227b67" style:font-weight-asian="bold" style:font-weight-complex="bold"/>
    </style:style>
    <style:style style:name="P41" style:family="paragraph" style:parent-style-name="Standard">
      <style:text-properties fo:font-weight="normal" style:font-weight-asian="normal" style:font-weight-complex="normal"/>
    </style:style>
    <style:style style:name="P42" style:family="paragraph" style:parent-style-name="Standard">
      <style:text-properties officeooo:rsid="001575b0" officeooo:paragraph-rsid="001575b0"/>
    </style:style>
    <style:style style:name="P4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00703" officeooo:paragraph-rsid="0040dfe0" style:text-blinking="false" style:font-size-asian="12pt" style:font-size-complex="12pt"/>
    </style:style>
    <style:style style:name="P44" style:family="paragraph" style:parent-style-name="Preformatted_20_Text">
      <style:paragraph-properties fo:margin-top="0.078cm" fo:margin-bottom="0.078cm" style:contextual-spacing="false" fo:padding="0cm" fo:border="none"/>
      <style:text-properties fo:font-variant="normal" fo:text-transform="none" fo:color="#000000" loext:opacity="100%" style:font-name="Arial" fo:font-size="12pt" fo:letter-spacing="normal" fo:font-style="normal" style:text-underline-style="none" fo:font-weight="normal" officeooo:rsid="0040dfe0" officeooo:paragraph-rsid="0040dfe0" style:font-size-asian="12pt" style:font-size-complex="12pt"/>
    </style:style>
    <style:style style:name="P45" style:family="paragraph" style:parent-style-name="Standard" style:list-style-name="L3">
      <style:text-properties fo:font-weight="normal" style:font-weight-asian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weight="normal" style:font-weight-asian="normal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5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fo:font-weight="normal" officeooo:rsid="002ba11f" officeooo:paragraph-rsid="002ba11f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fo:font-weight="bold" officeooo:rsid="004fad87" officeooo:paragraph-rsid="004fad87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orphans="2" fo:widows="2"/>
      <style:text-properties fo:font-variant="normal" fo:text-transform="none" style:font-name="Segoe UI" fo:font-size="7.65000009536743pt" fo:letter-spacing="normal" fo:font-style="normal" fo:font-weight="normal"/>
    </style:style>
    <style:style style:name="P52" style:family="paragraph" style:parent-style-name="Text_20_body" style:list-style-name="L1">
      <style:text-properties fo:font-style="normal" style:font-style-asian="normal" style:font-style-complex="normal"/>
    </style:style>
    <style:style style:name="P53" style:family="paragraph" style:parent-style-name="Text_20_body" style:list-style-name="L2">
      <style:text-properties fo:font-style="normal" style:font-style-asian="normal" style:font-style-complex="normal"/>
    </style:style>
    <style:style style:name="P54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36e1b" officeooo:paragraph-rsid="002ff04a" style:text-blinking="false" style:font-size-asian="12pt" style:font-size-complex="12pt"/>
    </style:style>
    <style:style style:name="P5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4c3976" officeooo:paragraph-rsid="004c3976" style:text-blinking="false" style:font-size-asian="12pt" style:font-size-complex="12pt"/>
    </style:style>
    <style:style style:name="P56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516bae" officeooo:paragraph-rsid="00516bae" style:text-blinking="false" style:font-size-asian="12pt" style:font-size-complex="12pt"/>
    </style:style>
    <style:style style:name="P5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bold" officeooo:rsid="00516bae" officeooo:paragraph-rsid="00516bae" style:text-blinking="false" style:font-size-asian="12pt" style:font-weight-asian="bold" style:font-size-complex="12pt" style:font-weight-complex="bold"/>
    </style:style>
    <style:style style:name="P58" style:family="paragraph" style:parent-style-name="Text_20_body">
      <style:text-properties fo:font-variant="normal" fo:text-transform="none" style:font-name="Arial" fo:font-size="12pt" fo:letter-spacing="normal" fo:font-style="normal" fo:font-weight="normal" officeooo:paragraph-rsid="004c3976"/>
    </style:style>
    <style:style style:name="P59" style:family="paragraph" style:parent-style-name="Text_20_body">
      <style:text-properties officeooo:paragraph-rsid="002ff04a"/>
    </style:style>
    <style:style style:name="P60" style:family="paragraph" style:parent-style-name="Text_20_body">
      <style:text-properties officeooo:rsid="0052ce7d" officeooo:paragraph-rsid="0052ce7d"/>
    </style:style>
    <style:style style:name="P61" style:family="paragraph" style:parent-style-name="Text_20_body">
      <style:text-properties fo:font-weight="bold" officeooo:rsid="0052ce7d" officeooo:paragraph-rsid="0052ce7d" style:font-weight-asian="bold" style:font-weight-complex="bold"/>
    </style:style>
    <style:style style:name="P62" style:family="paragraph" style:parent-style-name="h1">
      <style:text-properties fo:font-weight="bold" style:font-weight-asian="bold" style:font-weight-complex="bold"/>
    </style:style>
    <style:style style:name="P63" style:family="paragraph" style:parent-style-name="h1">
      <style:text-properties officeooo:rsid="00178bcd" officeooo:paragraph-rsid="00178bc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bababa" loext:opacity="100%" style:font-name="JetBrains Mono"/>
    </style:style>
    <style:style style:name="T7" style:family="text">
      <style:text-properties fo:color="#a5c261" loext:opacity="100%" style:font-name="JetBrains Mono"/>
    </style:style>
    <style:style style:name="T8" style:family="text">
      <style:text-properties officeooo:rsid="001863b7"/>
    </style:style>
    <style:style style:name="T9" style:family="text">
      <style:text-properties officeooo:rsid="002ff04a"/>
    </style:style>
    <style:style style:name="T10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font-size="12pt" fo:letter-spacing="normal" fo:font-style="normal" fo:font-weight="normal" officeooo:rsid="00300703" style:font-size-asian="12pt" style:font-size-complex="12pt"/>
    </style:style>
    <style:style style:name="T12" style:family="text">
      <style:text-properties fo:font-variant="normal" fo:text-transform="none" fo:font-size="12pt" fo:letter-spacing="normal" fo:font-style="normal" fo:font-weight="normal" officeooo:rsid="00336e1b" style:font-size-asian="12pt" style:font-size-complex="12pt"/>
    </style:style>
    <style:style style:name="T13" style:family="text">
      <style:text-properties fo:font-variant="normal" fo:text-transform="none" fo:font-size="12pt" fo:letter-spacing="normal" fo:font-style="normal" officeooo:rsid="00300703" style:font-size-asian="12pt" style:font-size-complex="12pt"/>
    </style:style>
    <style:style style:name="T14" style:family="text">
      <style:text-properties fo:font-variant="normal" fo:text-transform="none" fo:font-size="12pt" fo:letter-spacing="normal" fo:font-style="normal" officeooo:rsid="0040dfe0" style:font-size-asian="12pt" style:font-size-complex="12pt"/>
    </style:style>
    <style:style style:name="T15" style:family="text">
      <style:text-properties fo:font-variant="normal" fo:text-transform="none" fo:color="#000000" loext:opacity="100%" style:font-name="Arial" fo:font-size="12pt" fo:letter-spacing="normal" fo:font-style="normal" fo:font-weight="normal" officeooo:rsid="00300703" style:font-size-asian="12pt" style:font-size-complex="12pt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00703" style:text-blinking="false" style:font-size-asian="12pt" style:font-size-complex="12pt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36e1b" style:text-blinking="false" style:font-size-asian="12pt" style:font-size-complex="12pt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41fb0d" style:text-blinking="false" style:font-size-asian="12pt" style:font-size-complex="12pt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423e5b" style:text-blinking="false" style:font-size-asian="12pt" style:font-size-complex="12pt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3bcbc9" style:text-blinking="false" style:font-size-asian="12pt" style:font-size-complex="12pt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letter-spacing="normal" fo:font-style="normal" style:text-underline-style="none" fo:font-weight="normal" officeooo:rsid="00430ff6" style:text-blinking="false" style:font-size-asian="12pt" style:font-size-complex="12pt"/>
    </style:style>
    <style:style style:name="T2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fo:font-weight="normal" officeooo:rsid="00451bdf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normal" officeooo:rsid="004659d6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size="12pt" fo:font-style="normal" officeooo:rsid="00451bdf" style:font-size-asian="12pt" style:font-style-asian="normal" style:font-size-complex="12pt" style:font-style-complex="normal"/>
    </style:style>
    <style:style style:name="T26" style:family="text">
      <style:text-properties fo:font-size="12pt" fo:font-style="normal" officeooo:rsid="00227b67" style:font-size-asian="12pt" style:font-style-asian="normal" style:font-size-complex="12pt" style:font-style-complex="normal"/>
    </style:style>
    <style:style style:name="T27" style:family="text">
      <style:text-properties officeooo:rsid="0019af5f"/>
    </style:style>
    <style:style style:name="T28" style:family="text">
      <style:text-properties officeooo:rsid="00430ff6"/>
    </style:style>
    <style:style style:name="T29" style:family="text">
      <style:text-properties officeooo:rsid="00451bdf"/>
    </style:style>
    <style:style style:name="T30" style:family="text">
      <style:text-properties style:font-name="Segoe UI" fo:font-size="7.65000009536743pt"/>
    </style:style>
    <style:style style:name="T31" style:family="text">
      <style:text-properties fo:color="#000000" loext:opacity="100%" style:text-line-through-style="none" style:text-line-through-type="none" style:text-underline-style="none" officeooo:rsid="004c3976" style:text-blinking="false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2" text:outline-level="1">General flow for commit und push</text:h>
      <text:p text:style-name="P7">#commit #push #git</text:p>
      <text:p text:style-name="P1">Commit messages beginnen immer mit der Ticketnummer, z. B. DEV-1967</text:p>
      <text:p text:style-name="P1">Pull request erstellen:</text:p>
      <text:list xml:id="list2028054064" text:style-name="L1">
        <text:list-item>
          <text:p text:style-name="P52">Push changes into ticket branch</text:p>
        </text:list-item>
        <text:list-item>
          <text:p text:style-name="P52">Go to the branch in bitbucket</text:p>
        </text:list-item>
        <text:list-item>
          <text:p text:style-name="P52">Check „close branch...“</text:p>
        </text:list-item>
        <text:list-item>
          <text:p text:style-name="P52">Create pull request</text:p>
        </text:list-item>
      </text:list>
      <text:p text:style-name="P1">Merge-Konflikte? Dann →</text:p>
      <text:list xml:id="list2656707238" text:style-name="L2">
        <text:list-item>
          <text:p text:style-name="P53">pull master lokal</text:p>
        </text:list-item>
        <text:list-item>
          <text:p text:style-name="P53">Merge vom Ticket-Branch mit master</text:p>
        </text:list-item>
        <text:list-item>
          <text:p text:style-name="P53">push changes</text:p>
        </text:list-item>
      </text:list>
      <text:p text:style-name="P2"/>
      <text:h text:style-name="P63" text:outline-level="1">LV</text:h>
      <text:p text:style-name="P9">Client id (Steht auch in der Client-Klasse)</text:p>
      <text:p text:style-name="Text_20_body"><text:tab/>1 -&gt; Landlust</text:p>
      <text:p text:style-name="Text_20_body"><text:tab/>2 -&gt; Wochenblatt</text:p>
      <text:p text:style-name="Text_20_body"/>
      <text:p text:style-name="P9">Einige relevvante DB-Tabellen:</text:p>
      <text:p text:style-name="Text_20_body"><text:tab/>Advert -&gt; Kleinanzeigen</text:p>
      <text:p text:style-name="Text_20_body"><text:tab/>newspaper_editions</text:p>
      <text:p text:style-name="Text_20_body"/>
      <text:p text:style-name="P9">Felder in der DB:</text:p>
      <text:p text:style-name="Text_20_body"><text:tab/>pub_date -&gt; Druck bzw. ähnliches, Datum</text:p>
      <text:p text:style-name="Text_20_body"><text:tab/>closing_date -&gt; Ende der Bearbeitungsphase</text:p>
      <text:p text:style-name="Text_20_body"><text:tab/><text:tab/>Sachbearbeiter haben 14 Tage Zeit nach diesem Datum die Anzeige zu bearbeiten</text:p>
      <text:p text:style-name="Text_20_body"/>
      <text:p text:style-name="P9">Cover Landlust:</text:p>
      <text:p text:style-name="Text_20_body"><text:tab/>Mandant -&gt; LO</text:p>
      <text:p text:style-name="Text_20_body"><text:tab/>Awv.: A</text:p>
      <text:p text:style-name="Text_20_body"/>
      <text:p text:style-name="P9">Anzeigetypen:</text:p>
      <text:p text:style-name="Text_20_body"><text:tab/>ZBL/ZBL 3 -&gt; Privat</text:p>
      <text:p text:style-name="Text_20_body"/>
      <text:p text:style-name="P9">Branches:</text:p>
      <text:p text:style-name="Text_20_body"><text:soft-page-break/><text:tab/>oas-v2-development (staging)</text:p>
      <text:p text:style-name="Text_20_body"><text:tab/>oas-v2-master</text:p>
      <text:p text:style-name="Text_20_body"/>
      <text:p text:style-name="Text_20_body">ID -&gt; Norbert.Mosinski</text:p>
      <text:p text:style-name="Text_20_body">PW -&gt; H3rbst2020!</text:p>
      <text:p text:style-name="Text_20_body"/>
      <text:p text:style-name="P9">URLs und Zugriffe:</text:p>
      <text:p text:style-name="P17">lokal:</text:p>
      <text:p text:style-name="P17"><text:tab/><text:span text:style-name="T9">KAM:</text:span></text:p>
      <text:p text:style-name="P20"><text:tab/><text:tab/>kam-landlust.test</text:p>
      <text:p text:style-name="P21"><text:tab/><text:tab/>beumer@lean-ocean.com</text:p>
      <text:p text:style-name="P21"><text:tab/><text:tab/>beumer@lean-ocean.com</text:p>
      <text:p text:style-name="Text_20_body"><text:tab/><text:span text:style-name="T9">OAS:</text:span></text:p>
      <text:p text:style-name="Text_20_body"><text:tab/><text:tab/>oas.test/admin</text:p>
      <text:p text:style-name="Text_20_body"><text:tab/><text:tab/>admin@dev.lv-kleinanzeigenmarkt.de</text:p>
      <text:p text:style-name="Text_20_body"><text:tab/><text:tab/>test</text:p>
      <text:p text:style-name="P11">staging:</text:p>
      <text:p text:style-name="P11"><text:tab/><text:span text:style-name="T9">http:</text:span></text:p>
      <text:p text:style-name="P11"><text:tab/><text:tab/><text:span text:style-name="T9">OAS:</text:span></text:p>
      <text:p text:style-name="P11"><text:tab/><text:tab/> <text:tab/>http://vorschau-oas.lv.de/</text:p>
      <text:p text:style-name="P11"><text:tab/><text:tab/><text:tab/>admin@dev.lv-kleinanzeigenmarkt.de</text:p>
      <text:p text:style-name="P11"><text:tab/><text:tab/><text:tab/>udVk7*nP6KDp}</text:p>
      <text:p text:style-name="P11"><text:tab/><text:tab/><text:span text:style-name="T9">KAM:</text:span></text:p>
      <text:p text:style-name="P11"><text:tab/><text:tab/><text:tab/><text:a xlink:type="simple" xlink:href="https://vorschau.kleinanzeigen-landlust.de/a/create" text:style-name="Internet_20_link" text:visited-style-name="Visited_20_Internet_20_Link">https://vorschau.kleinanzeigen-landlust.de/a/create</text:a></text:p>
      <text:p text:style-name="P12"><text:tab/><text:tab/><text:tab/><text:span text:style-name="T28">alert:</text:span></text:p>
      <text:p text:style-name="P12"><text:tab/><text:tab/><text:tab/><text:tab/><text:span text:style-name="T27">profi</text:span></text:p>
      <text:p text:style-name="P15"><text:tab/><text:tab/><text:tab/><text:tab/>interred</text:p>
      <text:p text:style-name="P16"><text:span text:style-name="T8"><text:tab/></text:span><text:span text:style-name="T9">ssh:</text:span></text:p>
      <text:p text:style-name="P16"><text:tab/><text:tab/><text:span text:style-name="T9">OAS:</text:span></text:p>
      <text:p text:style-name="P23"><text:span text:style-name="T9"><text:tab/><text:tab/><text:tab/></text:span><text:span text:style-name="T10">ssh </text:span><text:a xlink:type="simple" xlink:href="mailto:root@192.168.203.217" text:style-name="Internet_20_link" text:visited-style-name="Visited_20_Internet_20_Link"><text:span text:style-name="T10">root@192.168.203.217</text:span></text:a></text:p>
      <text:p text:style-name="P23"><text:span text:style-name="T10"><text:tab/><text:tab/></text:span><text:span text:style-name="T11">KAM:</text:span></text:p>
      <text:p text:style-name="P24"><text:span text:style-name="T13"><text:tab/><text:tab/><text:tab/></text:span><text:span text:style-name="T14">Befehle:</text:span></text:p>
      <text:p text:style-name="P43"><text:tab/><text:tab/><text:tab/>/opt/plesk/php/7.2/bin/php /usr/lib/plesk-9.0/composer.phar install --no-dev</text:p>
      <text:p text:style-name="P44"><text:tab/><text:tab/><text:tab/>/opt/plesk/php/7.2/bin/php artisan</text:p>
      <text:p text:style-name="P23"><text:span text:style-name="T11"><text:tab/><text:tab/><text:tab/></text:span><text:span text:style-name="T12">Vorschau:</text:span></text:p>
      <text:p text:style-name="P22"><text:span text:style-name="T15"><text:tab/><text:tab/><text:tab/><text:tab/>ssh </text:span><text:a xlink:type="simple" xlink:href="mailto:kam-landlust@lvi11.lv.de" text:style-name="Internet_20_link" text:visited-style-name="Visited_20_Internet_20_Link"><text:span text:style-name="T16">kam-landlust@lvi11.lv.de</text:span></text:a></text:p>
      <text:p text:style-name="P22"><text:soft-page-break/><text:span text:style-name="T16"/></text:p>
      <text:p text:style-name="P28">Production:</text:p>
      <text:p text:style-name="P22"><text:span text:style-name="T17"><text:tab/></text:span><text:span text:style-name="T19">http:</text:span></text:p>
      <text:p text:style-name="P26"><text:span text:style-name="T19"><text:tab/><text:tab/></text:span><text:span text:style-name="T20">OAS:</text:span></text:p>
      <text:p text:style-name="P31">reat</text:p>
      <text:p text:style-name="P18"><text:tab/><text:tab/><text:tab/><text:a xlink:type="simple" xlink:href="mailto:admin@dev.lv-kleinanzeigenmarkt.de" text:style-name="Internet_20_link" text:visited-style-name="Visited_20_Internet_20_Link">admin@dev.lv-kleinanzeigenmarkt.de</text:a></text:p>
      <text:p text:style-name="P14"><text:tab/><text:tab/><text:tab/>udVk7*nP6KDp}</text:p>
      <text:p text:style-name="P26"><text:tab/><text:tab/><text:tab/>beumer@lean-ocean.com</text:p>
      <text:p text:style-name="P18"><text:span text:style-name="T19"><text:tab/><text:tab/><text:tab/></text:span><text:a xlink:type="simple" xlink:href="mailto:beumer@lean-ocean.com" text:style-name="Internet_20_link" text:visited-style-name="Visited_20_Internet_20_Link">beumer@lean-ocean.com</text:a></text:p>
      <text:p text:style-name="P19"><text:span text:style-name="T19"><text:tab/><text:tab/><text:tab/></text:span><text:span text:style-name="T21">alert:</text:span></text:p>
      <text:p text:style-name="P13"><text:tab/><text:tab/><text:tab/><text:tab/><text:span text:style-name="T27">profi</text:span></text:p>
      <text:p text:style-name="P29"><text:tab/><text:tab/><text:tab/><text:tab/>interred</text:p>
      <text:p text:style-name="P25"><text:span text:style-name="T17"><text:tab/></text:span><text:span text:style-name="T18">ssh:</text:span></text:p>
      <text:p text:style-name="P30"><text:tab/><text:tab/>KAM:</text:p>
      <text:p text:style-name="P25"><text:span text:style-name="T18"><text:tab/><text:tab/><text:tab/></text:span><text:span text:style-name="T17">ssh kam-landlust@lvir-web3.lv.de</text:span></text:p>
      <text:p text:style-name="P28"><text:tab/><text:tab/><text:tab/>be764Jy~</text:p>
      <text:p text:style-name="P28"/>
      <text:p text:style-name="P28"/>
      <text:p text:style-name="P55">F3 APP:</text:p>
      <text:p text:style-name="P55"><text:tab/>Zugriffsdaten:</text:p>
      <text:p text:style-name="P58"><text:span text:style-name="T31"><text:tab/></text:span><text:span text:style-name="T30">Hier der Rest</text:span></text:p>
      <text:p text:style-name="P51">Host: lvi11.lv.de<text:line-break/>User: develop<text:line-break/>Passwort: pUa55C<text:line-break/>Directory: /var/www/develop/dev/leanocean</text:p>
      <text:p text:style-name="P51">Url: leanocean.dev.elite-magazin.de<text:line-break/>(die anderen mit ähnlicher Syntax)</text:p>
      <text:p text:style-name="P55"/>
      <text:p text:style-name="P55"/>
      <text:p text:style-name="P57">Update KAM-Core-Package:</text:p>
      <text:p text:style-name="P56"><text:tab/>im cum-core pushen</text:p>
      <text:p text:style-name="P56"><text:tab/>im kam ll composer up lv-and-lvdigital/kam-core</text:p>
      <text:p text:style-name="P56"><text:tab/>composer.lock pushen</text:p>
      <text:p text:style-name="P56"><text:tab/>in jenkins kam ll deployen</text:p>
      <text:h text:style-name="h1" text:outline-level="1">Akeyi</text:h>
      <text:p text:style-name="P8">#akeyi</text:p>
      <text:h text:style-name="h2" text:outline-level="2">Access data</text:h>
      <text:p text:style-name="P8">#access #data #login #account #password #user #email</text:p>
      <text:p text:style-name="P4"><text:soft-page-break/>Superadmin/<text:span text:style-name="T29">Partner</text:span>:</text:p>
      <text:p text:style-name="P27"><text:span text:style-name="T22"><text:tab/></text:span><text:span text:style-name="T24">valyn-staging.de</text:span></text:p>
      <text:p text:style-name="P2"><text:tab/>corona-portal.test/admin</text:p>
      <text:p text:style-name="P2"><text:tab/><text:a xlink:type="simple" xlink:href="mailto:holz@lean-ocean.com" text:style-name="Internet_20_link" text:visited-style-name="Visited_20_Internet_20_Link">holz@lean-ocean.com</text:a></text:p>
      <text:p text:style-name="P2"><text:tab/>test</text:p>
      <text:p text:style-name="P2"/>
      <text:p text:style-name="P3">Staging:</text:p>
      <text:p text:style-name="P27"><text:span text:style-name="T23"><text:tab/></text:span><text:span text:style-name="T24">{tenant}.akeyi-staging.de</text:span></text:p>
      <text:p text:style-name="P27"><text:tab/><text:span text:style-name="T29">alert:</text:span></text:p>
      <text:p text:style-name="P5"><text:tab/><text:tab/>leanocean</text:p>
      <text:p text:style-name="P5"><text:tab/><text:tab/>lo2019ms</text:p>
      <text:h text:style-name="h2" text:outline-level="2">Initialize database</text:h>
      <text:p text:style-name="P8">#initialize #database #init #system #data</text:p>
      <text:p text:style-name="P1">Composer init-test-system</text:p>
      <text:p text:style-name="P1">Composer init-reseller-system</text:p>
      <text:p text:style-name="P2">Notfalls composer dump</text:p>
      <text:p text:style-name="P2"/>
      <text:h text:style-name="h2" text:outline-level="2">Datenbanken komplett zurücksetzen</text:h>
      <text:p text:style-name="P8">#reset #database #complete #delete #refresh</text:p>
      <text:p text:style-name="P2">Datenbanken löschen, composer run init-test-system, init-reseller-system</text:p>
      <text:p text:style-name="P2"/>
      <text:p text:style-name="P2"/>
      <text:h text:style-name="h1" text:outline-level="1">HRC</text:h>
      <text:p text:style-name="P8">#HRC</text:p>
      <text:h text:style-name="h2" text:outline-level="2">Access data</text:h>
      <text:p text:style-name="P8">#access #data login #password #user #username #email</text:p>
      <text:p text:style-name="P2">superadmin: </text:p>
      <text:p text:style-name="P2"><text:tab/>admin@lean-ocean.com</text:p>
      <text:p text:style-name="P2"><text:s text:c="2"/><text:tab/>test</text:p>
      <text:p text:style-name="P2">dozent:</text:p>
      <text:p text:style-name="P2"><text:s/><text:tab/>lecturer@lean-ocean.com</text:p>
      <text:p text:style-name="P2"><text:s text:c="2"/><text:tab/>test</text:p>
      <text:h text:style-name="h2" text:outline-level="2"><text:soft-page-break/>Roles</text:h>
      <text:p text:style-name="P8">#roles</text:p>
      <text:p text:style-name="P10">Student - &gt; Teilnehmer</text:p>
      <text:p text:style-name="P10">emplyee -&gt; Mitarbeiter</text:p>
      <text:p text:style-name="P10"><text:s text:c="2"/></text:p>
      <text:p text:style-name="P10">Lecture -&gt; Dozenten</text:p>
      <text:p text:style-name="P10">customer -&gt; Kunden Bioanalyse (unwichtig)</text:p>
      <text:p text:style-name="P2"/>
      <text:h text:style-name="h2" text:outline-level="2">Staging</text:h>
      <text:p text:style-name="hashtag">#staging #deployment #branch #git</text:p>
      <text:p text:style-name="P6">Staging links: <text:span text:style-name="T3">hrc.lean-staging.de</text:span></text:p>
      <text:p text:style-name="P6">staging deployment:</text:p>
      <text:p text:style-name="P2">build -&gt; projekt -&gt; select staging -&gt; run branch-&gt; ... -&gt; create release -&gt; ...-&gt; staging -&gt; deploy</text:p>
      <text:p text:style-name="P6">production deployment:</text:p>
      <text:p text:style-name="P2">merge branch to master → merge-konflikte lösen → bamboo: master branch auswählen → run → create release → production</text:p>
      <text:h text:style-name="h2" text:outline-level="2">Project initialization</text:h>
      <text:p text:style-name="hashtag">#init #initialize #initialization #project #setup</text:p>
      <text:p text:style-name="Text_20_body">env</text:p>
      <text:p text:style-name="Text_20_body">db erstellen</text:p>
      <text:p text:style-name="Text_20_body">composer install</text:p>
      <text:p text:style-name="Text_20_body">php artisan key:generate</text:p>
      <text:p text:style-name="Text_20_body">valet link</text:p>
      <text:p text:style-name="Text_20_body">valet secure</text:p>
      <text:p text:style-name="Text_20_body">npm install</text:p>
      <text:p text:style-name="Text_20_body">npm run watch</text:p>
      <text:h text:style-name="h1" text:outline-level="1">Debug resources on websites</text:h>
      <text:p text:style-name="hashtag">#debug #resources #network</text:p>
      <text:p text:style-name="P2">Öffne console in chrome</text:p>
      <text:p text:style-name="P2">gehe zu network</text:p>
      <text:p text:style-name="P2">Gehe zu HRC</text:p>
      <text:p text:style-name="P2"/>
      <text:h text:style-name="h1" text:outline-level="1">Show all existing/specific routes</text:h>
      <text:p text:style-name="hashtag">#debug #routes #show #specific #all #list</text:p>
      <text:p text:style-name="P2"><text:soft-page-break/>php artisan route:list | grep show | grep appointment</text:p>
      <text:p text:style-name="P2"/>
      <text:h text:style-name="h1" text:outline-level="1">Random and rest</text:h>
      <text:p text:style-name="hashtag">#password #encrypt #seeder #error # validation #message #php #string #join #array #implode #phpstorm #shortcuts #active #class #css #custom #css #style #vuetify #frontend</text:p>
      <text:p text:style-name="bold">Create seeder:</text:p>
      <text:p text:style-name="P35">php artisan make:seeder <text:span text:style-name="T4">SeederName</text:span></text:p>
      <text:p text:style-name="P35"><text:span text:style-name="T1">Has one method → run(). Will be run by calling php artisan </text:span><text:a xlink:type="simple" xlink:href="db:seed" text:style-name="Internet_20_link" text:visited-style-name="Visited_20_Internet_20_Link"><text:span text:style-name="T1">db:seed</text:span></text:a></text:p>
      <text:p text:style-name="P32"/>
      <text:p text:style-name="P36"/>
      <text:p text:style-name="P34">Encrypt password: </text:p>
      <text:p text:style-name="P37"><text:span text:style-name="T2">bcrypt(</text:span><text:span text:style-name="T5">string</text:span><text:span text:style-name="T2">)</text:span></text:p>
      <text:p text:style-name="P32"/>
      <text:p text:style-name="P32"/>
      <text:p text:style-name="P34">Adjust/change validation error messages of laravel:</text:p>
      <text:p text:style-name="P32">resources/lang/de/validation.php → Translate fields at the end of document</text:p>
      <text:p text:style-name="P32"/>
      <text:p text:style-name="bold">PHP join string array:</text:p>
      <text:p text:style-name="Standard">implode(<text:span text:style-name="T4">character: string, array: Array</text:span>) #combine #to #string</text:p>
      <text:p text:style-name="Standard"/>
      <text:p text:style-name="P39">Better PHPUnit output:</text:p>
      <text:p text:style-name="P42">--testdox</text:p>
      <text:p text:style-name="Standard"/>
      <text:p text:style-name="P38">Php Storm shortcuts:</text:p>
      <text:p text:style-name="Standard">Format code style in file: Option + Command + L</text:p>
      <text:p text:style-name="Standard">Push: Shift + cmd + k</text:p>
      <text:p text:style-name="Standard"/>
      <text:p text:style-name="P38">Mac shortcuts:</text:p>
      <text:p text:style-name="P41">Bildschirm in zwei tabs aufteilen: opt + fullscreen btn</text:p>
      <text:p text:style-name="P41">Cheatssheet: cmd lange gedrückt halten</text:p>
      <text:p text:style-name="P41">Mitteilungen: zwei Finger von r nach l</text:p>
      <text:p text:style-name="P41">Chrome Navigationsleise bearbeiten: cmd + L</text:p>
      <text:p text:style-name="Standard"/>
      <text:p text:style-name="bold">Active class – custom css style:</text:p>
      <text:list xml:id="list3506926905" text:style-name="L3">
        <text:list-item>
          <text:p text:style-name="P45">Erstelle eine css-Klasse, z. B. In resources/sass/_vuetify.scss</text:p>
        </text:list-item>
        <text:list-item>
          <text:p text:style-name="P46">Setze sie in dem gegebenen vue-element: <text:span text:style-name="T6">active-class</text:span><text:span text:style-name="T7">="faq-active-tab"</text:span></text:p>
        </text:list-item>
      </text:list>
      <text:p text:style-name="P32"/>
      <text:p text:style-name="P34">Vue build doesn't work:</text:p>
      <text:list xml:id="list4231591101" text:style-name="L4">
        <text:list-item>
          <text:p text:style-name="P47">Restart watcher</text:p>
        </text:list-item>
        <text:list-item>
          <text:p text:style-name="P47">Hard reload page cmd + shift +r</text:p>
        </text:list-item>
        <text:list-item>
          <text:p text:style-name="P47">Make sure u've saved your changes</text:p>
        </text:list-item>
      </text:list>
      <text:p text:style-name="P32"/>
      <text:p text:style-name="P34">Increase php composer space limit:</text:p>
      <text:list xml:id="list4049027814" text:style-name="L5">
        <text:list-item>
          <text:p text:style-name="P48">goto php-memory-limits.ini</text:p>
        </text:list-item>
        <text:list-item>
          <text:p text:style-name="P48">change memory_limit.</text:p>
        </text:list-item>
        <text:list-item>
          <text:p text:style-name="P48">Goto php.ini</text:p>
        </text:list-item>
        <text:list-item>
          <text:p text:style-name="P48">change memory_limit.</text:p>
        </text:list-item>
      </text:list>
      <text:p text:style-name="P33"/>
      <text:p text:style-name="P40"><text:span text:style-name="T25">Gelernt aus Ollis Talk</text:span><text:span text:style-name="T26">:</text:span></text:p>
      <text:p text:style-name="P33"><text:soft-page-break/>1. Möglichst in Blade statt Vue arbeiten</text:p>
      <text:p text:style-name="P33">2. Keine self-closing Tags, weil die rumspacken</text:p>
      <text:p text:style-name="P33">3. Keine url-back(), da man keine zwei Views zurück kann -&gt; circle</text:p>
      <text:p text:style-name="P33">4. Kein Objekt-Decoupling im Blade -&gt; keine anonymen Objekte</text:p>
      <text:p text:style-name="P33">5. Routes auf deutsch</text:p>
      <text:p text:style-name="P33">6. Sortieren immer mit Tolowercase-Flags</text:p>
      <text:p text:style-name="P33">7. old und validation-errors, screenshot taken</text:p>
      <text:p text:style-name="P33">8. Throw validation exceptions, screenshot taken</text:p>
      <text:p text:style-name="P33">9. Tipp für old values: Füge ein required-Feld zur Validation hinzu. Alle Felder sollten nun mit old gefüllt sein.</text:p>
      <text:p text:style-name="P33">10. Exception zu ValidationException::withMessages umwandeln ist schön</text:p>
      <text:p text:style-name="P49"/>
      <text:p text:style-name="P49"/>
      <text:p text:style-name="P50">Grep lines before and after a line:</text:p>
      <text:p text:style-name="Text_20_body">grep -A5 -B5. (A after, B before)</text:p>
      <text:p text:style-name="Text_20_body"/>
      <text:p text:style-name="P61">Multiple php storm cursers:</text:p>
      <text:p text:style-name="P60">Hold OPT + left click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egoe UI" svg:font-family="'Segoe UI', system-ui, 'Apple Color Emoji', 'Segoe UI Emoji', sans-serif" style:font-charset="x-symbol"/>
    <style:font-face style:name="JetBrains Mono" svg:font-family="'JetBrains Mono', monospac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ashtag" style:family="paragraph" style:parent-style-name="Text_20_body" style:class="text">
      <style:paragraph-properties fo:text-align="center" style:justify-single-word="false"/>
      <style:text-properties fo:font-weight="bold" fo:background-color="#ffff00" style:font-weight-asian="bold" style:font-weight-complex="bold"/>
    </style:style>
    <style:style style:name="h1" style:family="paragraph" style:parent-style-name="Heading_20_1" style:default-outline-level="" style:list-style-name="" style:class="text">
      <style:paragraph-properties fo:text-align="center" style:justify-single-word="false"/>
    </style:style>
    <style:style style:name="h2" style:family="paragraph" style:parent-style-name="Heading_20_2" style:default-outline-level="" style:list-style-name="" style:class="text">
      <style:paragraph-properties fo:text-align="center" style:justify-single-word="false"/>
    </style:style>
    <style:style style:name="bold" style:family="paragraph" style:parent-style-name="Standard" style:class="text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7-17T13:53:39</meta:creation-date>
    <meta:generator>LibreOffice/7.0.1.2$MacOSX_X86_64 LibreOffice_project/7cbcfc562f6eb6708b5ff7d7397325de9e764452</meta:generator>
    <dc:date>2020-12-07T14:13:52.145708465</dc:date>
    <meta:editing-duration>P20DT2H22M57S</meta:editing-duration>
    <meta:editing-cycles>53</meta:editing-cycles>
    <meta:document-statistic meta:table-count="0" meta:image-count="0" meta:object-count="0" meta:page-count="7" meta:paragraph-count="200" meta:word-count="710" meta:character-count="5382" meta:non-whitespace-character-count="4744"/>
  </office:meta>
</office:document-meta>
</file>